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teraciones</text:p>
          </table:table-cell>
          <table:table-cell office:value-type="string" calcext:value-type="string">
            <text:p>Horas restantes (ideal)</text:p>
          </table:table-cell>
          <table:table-cell office:value-type="string" calcext:value-type="string">
            <text:p>Horas restantes (re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rint1</text:p>
          </table:table-cell>
          <table:table-cell office:value-type="float" office:value="1" calcext:value-type="float">
            <text:p>1</text:p>
          </table:table-cell>
          <table:table-cell table:formula="of:=60*7" office:value-type="float" office:value="420" calcext:value-type="float">
            <text:p/>
          </table:table-cell>
          <table:table-cell office:value-type="float" office:value="420" calcext:value-type="float">
            <text:p>4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rint2</text:p>
          </table:table-cell>
          <table:table-cell office:value-type="float" office:value="2" calcext:value-type="float">
            <text:p>2</text:p>
          </table:table-cell>
          <table:table-cell table:formula="of:=60*6" office:value-type="float" office:value="360" calcext:value-type="float">
            <text:p/>
          </table:table-cell>
          <table:table-cell office:value-type="float" office:value="360" calcext:value-type="float">
            <text:p>3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rint3</text:p>
          </table:table-cell>
          <table:table-cell office:value-type="float" office:value="3" calcext:value-type="float">
            <text:p>3</text:p>
          </table:table-cell>
          <table:table-cell table:formula="of:=60*5" office:value-type="float" office:value="300" calcext:value-type="float">
            <text:p/>
          </table:table-cell>
          <table:table-cell office:value-type="float" office:value="350" calcext:value-type="float">
            <text:p>3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rint4</text:p>
          </table:table-cell>
          <table:table-cell office:value-type="float" office:value="4" calcext:value-type="float">
            <text:p>4</text:p>
          </table:table-cell>
          <table:table-cell table:formula="of:=60*4" office:value-type="float" office:value="240" calcext:value-type="float">
            <text:p/>
          </table:table-cell>
          <table:table-cell office:value-type="float" office:value="280" calcext:value-type="float">
            <text:p>2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rint5</text:p>
          </table:table-cell>
          <table:table-cell office:value-type="float" office:value="5" calcext:value-type="float">
            <text:p>5</text:p>
          </table:table-cell>
          <table:table-cell table:formula="of:=60*3" office:value-type="float" office:value="180" calcext:value-type="float">
            <text:p/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rint6</text:p>
          </table:table-cell>
          <table:table-cell office:value-type="float" office:value="6" calcext:value-type="float">
            <text:p>6</text:p>
          </table:table-cell>
          <table:table-cell table:formula="of:=60*2" office:value-type="float" office:value="120" calcext:value-type="float">
            <text:p/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rint7</text:p>
          </table:table-cell>
          <table:table-cell office:value-type="float" office:value="7" calcext:value-type="float">
            <text:p>7</text:p>
          </table:table-cell>
          <table:table-cell table:formula="of:=60*1" office:value-type="float" office:value="60" calcext:value-type="float">
            <text:p/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n planificad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mpo de retras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Hoja1.H39" table:end-x="1.8cm" table:end-y="0.452cm" draw:z-index="0" draw:name="4 Gráfico" draw:style-name="gr1" svg:width="18.785cm" svg:height="13.335cm" svg:x="0.716cm" svg:y="0.203cm">
              <draw:object draw:notify-on-update-of-ranges="Hoja1.C2:Hoja1.C2 Hoja1.C3:Hoja1.C11 Hoja1.D2:Hoja1.D2 Hoja1.D3:Hoja1.D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Rubén Agudo</meta:initial-creator>
    <dc:creator>Rubén Agudo</dc:creator>
    <meta:creation-date>2014-04-24T21:12:35Z</meta:creation-date>
    <dc:date>2014-06-10T23:11:52.127670903</dc:date>
    <meta:editing-cycles>2</meta:editing-cycles>
    <meta:editing-duration>PT28M51S</meta:editing-duration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automatic" chart:symbol-width="0.175cm" chart:symbol-height="0.175cm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786cm" svg:height="13.336cm" xlink:href=".." xlink:type="simple" chart:class="chart:line" chart:style-name="ch1">
        <chart:legend chart:legend-position="bottom" svg:x="4.449cm" svg:y="12.5cm" style:legend-expansion="wide" chart:style-name="ch2"/>
        <chart:plot-area chart:style-name="ch3" table:cell-range-address="Hoja1.C2:Hoja1.D11" chart:data-source-has-labels="row" svg:x="1.488cm" svg:y="1.199cm" svg:width="16.548cm" svg:height="9.952cm">
          <chartooo:coordinate-region svg:x="2.224cm" svg:y="1.425cm" svg:width="15.704cm" svg:height="9.026cm"/>
          <chart:axis chart:dimension="x" chart:name="primary-x" chart:style-name="ch4">
            <chart:title svg:x="9.023cm" svg:y="11.417cm" chart:style-name="ch5">
              <text:p>Sprints</text:p>
            </chart:title>
          </chart:axis>
          <chart:axis chart:dimension="y" chart:name="primary-y" chart:style-name="ch6">
            <chart:title svg:x="0.451cm" svg:y="7.8cm" chart:style-name="ch7">
              <text:p>Horas restantes</text:p>
            </chart:title>
            <chart:grid chart:style-name="ch8" chart:class="major"/>
          </chart:axis>
          <chart:series chart:style-name="ch9" chart:values-cell-range-address="Hoja1.C3:Hoja1.C11" chart:label-cell-address="Hoja1.C2:Hoja1.C2" chart:class="chart:line">
            <chart:data-point chart:repeated="9"/>
          </chart:series>
          <chart:series chart:style-name="ch10" chart:values-cell-range-address="Hoja1.D3:Hoja1.D11" chart:label-cell-address="Hoja1.D2:Hoja1.D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restantes (ideal)</text:p>
                <draw:g>
                  <svg:desc>Hoja1.C2:Hoja1.C2</svg:desc>
                </draw:g>
              </table:table-cell>
              <table:table-cell office:value-type="string">
                <text:p>Horas restantes (real)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Hoja1.C3:Hoja1.C11</svg:desc>
                </draw:g>
              </table:table-cell>
              <table:table-cell office:value-type="float" office:value="420">
                <text:p>420</text:p>
                <draw:g>
                  <svg:desc>Hoja1.D3:Hoja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